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8.856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2.0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objet</text:p>
          </table:table-cell>
          <table:table-cell office:value-type="string">
            <text:p>type</text:p>
          </table:table-cell>
          <table:table-cell office:value-type="string">
            <text:p>où ?</text:p>
          </table:table-cell>
          <table:table-cell office:value-type="string">
            <text:p>Niveau</text:p>
          </table:table-cell>
          <table:table-cell office:value-type="string">
            <text:p>lien</text:p>
          </table:table-cell>
          <table:table-cell office:value-type="string">
            <text:p>obtenu ?</text:p>
          </table:table-cell>
          <table:table-cell office:value-type="string">
            <text:p>comment</text:p>
          </table:table-cell>
          <table:table-cell office:value-type="string">
            <text:p>Cycle</text:p>
          </table:table-cell>
          <table:table-cell office:value-type="string">
            <text:p>Perso</text:p>
          </table:table-cell>
          <table:table-cell office:value-type="string">
            <text:p>Prévu</text:p>
          </table:table-cell>
        </table:table-row>
        <table:table-row table:style-name="ro1">
          <table:table-cell office:value-type="string">
            <text:p>aile de vol</text:p>
          </table:table-cell>
          <table:table-cell office:value-type="string">
            <text:p>cape</text:p>
          </table:table-cell>
          <table:table-cell office:value-type="string">
            <text:p>domaine corbeau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ntidot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table:number-columns-repeated="7"/>
        </table:table-row>
        <table:table-row table:style-name="ro1">
          <table:table-cell office:value-type="string">
            <text:p>antidetection</text:p>
          </table:table-cell>
          <table:table-cell office:value-type="string">
            <text:p>amulette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santé</text:p>
          </table:table-cell>
          <table:table-cell office:value-type="string">
            <text:p>amulette</text:p>
          </table:table-cell>
          <table:table-cell office:value-type="string">
            <text:p>devoreur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bonne santé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>
          <table:table-cell office:value-type="string">
            <text:p>cicatrisation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ction libre</text:p>
          </table:table-cell>
          <table:table-cell office:value-type="string">
            <text:p>anneau</text:p>
          </table:table-cell>
          <table:table-cell office:value-type="string">
            <text:p>marécag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>
          <table:table-cell office:value-type="string">
            <text:p>chaleur constante</text:p>
          </table:table-cell>
          <table:table-cell office:value-type="string">
            <text:p>anneau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squive totale</text:p>
          </table:table-cell>
          <table:table-cell office:value-type="string">
            <text:p>anneau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Marche sur l'eau</text:p>
          </table:table-cell>
          <table:table-cell office:value-type="string">
            <text:p>anneau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>
          <table:table-cell office:value-type="string">
            <text:p>Nage</text:p>
          </table:table-cell>
          <table:table-cell office:value-type="string">
            <text:p>anneau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tection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Barrière mentale</text:p>
          </table:table-cell>
          <table:table-cell office:value-type="string">
            <text:p>anneau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esistance</text:p>
          </table:table-cell>
          <table:table-cell office:value-type="string">
            <text:p>anneau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saut</text:p>
          </table:table-cell>
          <table:table-cell office:value-type="string">
            <text:p>anneau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rayon X</text:p>
          </table:table-cell>
          <table:table-cell office:value-type="string">
            <text:p>anneau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influence animale</text:p>
          </table:table-cell>
          <table:table-cell office:value-type="string">
            <text:p>anneau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Belier</text:p>
          </table:table-cell>
          <table:table-cell office:value-type="string">
            <text:p>anneau</text:p>
          </table:table-cell>
          <table:table-cell office:value-type="string">
            <text:p>assau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Vicieu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ythral</text:p>
          </table:table-cell>
          <table:table-cell office:value-type="string">
            <text:p>armure</text:p>
          </table:table-cell>
          <table:table-cell office:value-type="string">
            <text:p>Nai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Resistance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vulnerabilite</text:p>
          </table:table-cell>
          <table:table-cell office:value-type="string">
            <text:p>armure</text:p>
          </table:table-cell>
          <table:table-cell office:value-type="string">
            <text:p>maudi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adamantium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aguette de sort</text:p>
          </table:table-cell>
          <table:table-cell office:value-type="string">
            <text:p>baguette</text:p>
          </table:table-cell>
          <table:table-cell office:value-type="string">
            <text:p>Roi Sorcier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aguette des secrets</text:p>
          </table:table-cell>
          <table:table-cell office:value-type="string">
            <text:p>baguette</text:p>
          </table:table-cell>
          <table:table-cell office:value-type="string">
            <text:p>souterrai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aguette merveilleuse</text:p>
          </table:table-cell>
          <table:table-cell office:value-type="string">
            <text:p>baguette</text:p>
          </table:table-cell>
          <table:table-cell office:value-type="string">
            <text:p>magie</text:p>
          </table:table-cell>
          <table:table-cell table:number-columns-repeated="7"/>
        </table:table-row>
        <table:table-row table:style-name="ro1">
          <table:table-cell office:value-type="string">
            <text:p>balais volant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>
          <table:table-cell office:value-type="string">
            <text:p>bandeau d'intelligence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bateau pliable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baton de la vipère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baume de Keoghtom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bol contrôle elementaire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table:number-columns-repeated="7"/>
        </table:table-row>
        <table:table-row table:style-name="ro1">
          <table:table-cell office:value-type="string">
            <text:p>ailées</text:p>
          </table:table-cell>
          <table:table-cell office:value-type="string">
            <text:p>bottes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levitation</text:p>
          </table:table-cell>
          <table:table-cell office:value-type="string">
            <text:p>bottes</text:p>
          </table:table-cell>
          <table:table-cell office:value-type="string">
            <text:p>Hauteur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 marche et de saut</text:p>
          </table:table-cell>
          <table:table-cell office:value-type="string">
            <text:p>bottes</text:p>
          </table:table-cell>
          <table:table-cell office:value-type="string">
            <text:p>voyag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rapidité</text:p>
          </table:table-cell>
          <table:table-cell office:value-type="string">
            <text:p>bottes</text:p>
          </table:table-cell>
          <table:table-cell office:value-type="string">
            <text:p>voyage</text:p>
          </table:table-cell>
          <table:table-cell table:number-columns-repeated="7"/>
        </table:table-row>
        <table:table-row table:style-name="ro1">
          <table:table-cell office:value-type="string">
            <text:p>des terres gelées</text:p>
          </table:table-cell>
          <table:table-cell office:value-type="string">
            <text:p>bottes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2">
          <table:table-cell office:value-type="string">
            <text:p>elfiques</text:p>
          </table:table-cell>
          <table:table-cell office:value-type="string">
            <text:p>bottes</text:p>
          </table:table-cell>
          <table:table-cell office:value-type="string">
            <text:p>domaine corbeau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attraction des projectiles</text:p>
          </table:table-cell>
          <table:table-cell office:value-type="string">
            <text:p>bouclier</text:p>
          </table:table-cell>
          <table:table-cell office:value-type="string">
            <text:p>maudit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bouteille fumigene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>
          <table:table-cell office:value-type="string">
            <text:p>archerie</text:p>
          </table:table-cell>
          <table:table-cell office:value-type="string">
            <text:p>bracelet</text:p>
          </table:table-cell>
          <table:table-cell office:value-type="string">
            <text:p>domaine corbeau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brasero contrôle feu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>
          <table:table-cell office:value-type="string">
            <text:p>Broche de Défense</text:p>
          </table:table-cell>
          <table:table-cell office:value-type="string">
            <text:p>objet</text:p>
          </table:table-cell>
          <table:table-cell office:value-type="string">
            <text:p>En dessous Pydemia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 deplacement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 Chauve Souris</text:p>
          </table:table-cell>
          <table:table-cell office:value-type="string">
            <text:p>cape</text:p>
          </table:table-cell>
          <table:table-cell office:value-type="string">
            <text:p>domaine corbeau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raie manta</text:p>
          </table:table-cell>
          <table:table-cell office:value-type="string">
            <text:p>cap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estidigitateur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acabadabra</text:p>
          </table:table-cell>
          <table:table-cell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cap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elfique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respiration aquatique</text:p>
          </table:table-cell>
          <table:table-cell office:value-type="string">
            <text:p>cap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arillon d'ouvertur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>
          <table:table-cell office:value-type="string">
            <text:p>cartes d'illusion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orce de geant de pierre +6</text:p>
          </table:table-cell>
          <table:table-cell office:value-type="string">
            <text:p>ceinture</text:p>
          </table:table-cell>
          <table:table-cell office:value-type="string">
            <text:p>montagn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s Nains</text:p>
          </table:table-cell>
          <table:table-cell office:value-type="string">
            <text:p>ceinture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Chapeau de deguisement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aignée</text:p>
          </table:table-cell>
          <table:table-cell office:value-type="string">
            <text:p>bottes</text:p>
          </table:table-cell>
          <table:table-cell office:value-type="string">
            <text:p>exploratio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aille elfiqu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daptation</text:p>
          </table:table-cell>
          <table:table-cell office:value-type="string">
            <text:p>amulette</text:p>
          </table:table-cell>
          <table:table-cell office:value-type="string">
            <text:p>Maritime</text:p>
          </table:table-cell>
          <table:table-cell table:number-columns-repeated="7"/>
        </table:table-row>
        <table:table-row table:style-name="ro1">
          <table:table-cell office:value-type="string">
            <text:p>corde d'escalade</text:p>
          </table:table-cell>
          <table:table-cell office:value-type="string">
            <text:p>objet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uir clouté glamour</text:p>
          </table:table-cell>
          <table:table-cell office:value-type="string">
            <text:p>armure</text:p>
          </table:table-cell>
          <table:table-cell office:value-type="string">
            <text:p>social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gue venimeu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ncensoir contrôle Elem Air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pee ardente</text:p>
          </table:table-cell>
          <table:table-cell office:value-type="string">
            <text:p>arme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pee voleuse de vie</text:p>
          </table:table-cell>
          <table:table-cell office:value-type="string">
            <text:p>arme</text:p>
          </table:table-cell>
          <table:table-cell office:value-type="string">
            <text:p>mort vivant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forteresse instantannée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Puissance d'ogre</text:p>
          </table:table-cell>
          <table:table-cell office:value-type="string">
            <text:p>gantelet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De nage et d'escalade</text:p>
          </table:table-cell>
          <table:table-cell office:value-type="string">
            <text:p>gantelet</text:p>
          </table:table-cell>
          <table:table-cell office:value-type="string">
            <text:p>montagn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Piegeur de projectile</text:p>
          </table:table-cell>
          <table:table-cell office:value-type="string">
            <text:p>gantelet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Gemme de vision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Gemme elementaire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Nei</text:p>
          </table:table-cell>
          <table:table-cell/>
        </table:table-row>
        <table:table-row table:style-name="ro1">
          <table:table-cell office:value-type="string">
            <text:p>Gemme d'illumination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avresac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>
          <table:table-cell office:value-type="string">
            <text:p>Comprehension des langues</text:p>
          </table:table-cell>
          <table:table-cell office:value-type="string">
            <text:p>heaume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acabadabra</text:p>
          </table:table-cell>
          <table:table-cell/>
        </table:table-row>
        <table:table-row table:style-name="ro1">
          <table:table-cell office:value-type="string">
            <text:p>de Telepathie</text:p>
          </table:table-cell>
          <table:table-cell office:value-type="string">
            <text:p>heaume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de Teleportation</text:p>
          </table:table-cell>
          <table:table-cell office:value-type="string">
            <text:p>heaume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>
          <table:table-cell office:value-type="string">
            <text:p>Lanterne de revelation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lentilles de netteté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liens de fer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>
          <table:table-cell office:value-type="string">
            <text:p>lunettes de nuit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esistance aux sorts</text:p>
          </table:table-cell>
          <table:table-cell office:value-type="string">
            <text:p>cap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masse d'anéantissement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structrice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edaillon des pensées</text:p>
          </table:table-cell>
          <table:table-cell office:value-type="string">
            <text:p>amulette</text:p>
          </table:table-cell>
          <table:table-cell office:value-type="string">
            <text:p>social</text:p>
          </table:table-cell>
          <table:table-cell table:number-columns-repeated="7"/>
        </table:table-row>
        <table:table-row table:style-name="ro1">
          <table:table-cell office:value-type="string">
            <text:p>yeux de lynx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yeux grossissants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deau de Kalepo</text:p>
          </table:table-cell>
          <table:table-cell office:value-type="float" office:value="1">
            <text:p>1</text:p>
          </table:table-cell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Pierre Controle Elem Terre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oussiere d'assechement</text:p>
          </table:table-cell>
          <table:table-cell office:value-type="string">
            <text:p>potion</text:p>
          </table:table-cell>
          <table:table-cell office:value-type="string">
            <text:p>Maritim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oussiere de disparition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Regeneration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Telekinesie</text:p>
          </table:table-cell>
          <table:table-cell office:value-type="string">
            <text:p>anneau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Triple souhaits</text:p>
          </table:table-cell>
          <table:table-cell office:value-type="string">
            <text:p>anneau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c du serment</text:p>
          </table:table-cell>
          <table:table-cell office:value-type="string">
            <text:p>arme</text:p>
          </table:table-cell>
          <table:table-cell office:value-type="string">
            <text:p>domaine corbeau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>
          <table:table-cell office:value-type="string">
            <text:p>arme vigil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caille de dragon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 matelot</text:p>
          </table:table-cell>
          <table:table-cell office:value-type="string">
            <text:p>armure</text:p>
          </table:table-cell>
          <table:table-cell office:value-type="string">
            <text:p>Maritim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moniaque</text:p>
          </table:table-cell>
          <table:table-cell office:value-type="string">
            <text:p>armure</text:p>
          </table:table-cell>
          <table:table-cell office:value-type="string">
            <text:p>dem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 cambrioleur</text:p>
          </table:table-cell>
          <table:table-cell office:value-type="string">
            <text:p>gantelet</text:p>
          </table:table-cell>
          <table:table-cell office:value-type="string">
            <text:p>ombre</text:p>
          </table:table-cell>
          <table:table-cell table:number-columns-repeated="7"/>
        </table:table-row>
        <table:table-row table:style-name="ro1">
          <table:table-cell office:value-type="string">
            <text:p>globe flottant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arnois etheré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arnois nain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nuel de Forc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nuel de bonne santé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Manuel de vivacité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>
          <table:table-cell office:value-type="string">
            <text:p>Souffle enflammé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Protectric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Traité d'autorité et influenc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Traité de comprehension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Traité de perspicacité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ure rapid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Empreintes factices</text:p>
          </table:table-cell>
          <table:table-cell office:value-type="string">
            <text:p>bottes</text:p>
          </table:table-cell>
          <table:table-cell office:value-type="string">
            <text:p>exploration</text:p>
          </table:table-cell>
          <table:table-cell office:value-type="string">
            <text:p>commun</text:p>
          </table:table-cell>
          <table:table-cell table:number-columns-repeated="4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Cadenas sournois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anne de veteran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hope de sobriété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lé mysterieuse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orne d'alarme silencieus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4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Dé de charlatan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Orbe boussol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>
          <table:table-cell office:value-type="string">
            <text:p>Orbe boussole des pensées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ipe des monstres de fumé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commun</text:p>
          </table:table-cell>
          <table:table-cell table:number-columns-repeated="4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des Devots</text:p>
          </table:table-cell>
          <table:table-cell office:value-type="string">
            <text:p>amulette</text:p>
          </table:table-cell>
          <table:table-cell office:value-type="string">
            <text:p>divi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Outil à tout faire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table:number-columns-repeated="7"/>
        </table:table-row>
        <table:table-row table:style-name="ro1">
          <table:table-cell office:value-type="string">
            <text:p>Griffe occult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rrièr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</table:table-row>
        <table:table-row table:style-name="ro1">
          <table:table-cell office:value-type="string">
            <text:p>de Prehension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ranche clochette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Encensoir du devot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e Gisombr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</table:table-row>
        <table:table-row table:style-name="ro1" table:visibility="filter">
          <table:table-cell office:value-type="string">
            <text:p>chaudron de renaissance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Absorbtion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</table:table-row>
        <table:table-row table:style-name="ro1" table:visibility="filter">
          <table:table-cell office:value-type="string">
            <text:p>fontaine de vi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4"/>
          <table:table-cell office:value-type="string">
            <text:p>https://www.aidedd.org/dnd-5/unearthed-arcana/sorts-et-tatouages-magiques/</text:p>
          </table:table-cell>
        </table:table-row>
        <table:table-row table:style-name="ro1" table:visibility="filter">
          <table:table-cell office:value-type="string">
            <text:p>Foulée spectral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Fureur sanglant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c de l'essor draconique</text:p>
          </table:table-cell>
          <table:table-cell office:value-type="string">
            <text:p>arme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Echarpe platin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jesté des dragons</text:p>
          </table:table-cell>
          <table:table-cell office:value-type="string">
            <text:p>potion</text:p>
          </table:table-cell>
          <table:table-cell office:value-type="string">
            <text:p>dragon</text:p>
          </table:table-cell>
          <table:table-cell office:value-type="string">
            <text:p>legendai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sept lieues</text:p>
          </table:table-cell>
          <table:table-cell office:value-type="string">
            <text:p>bottes</text:p>
          </table:table-cell>
          <table:table-cell office:value-type="string">
            <text:p>voyag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Sanctuaire</text:p>
          </table:table-cell>
          <table:table-cell office:value-type="string">
            <text:p>amulette</text:p>
          </table:table-cell>
          <table:table-cell office:value-type="string">
            <text:p>mort vivant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iademe nimbé</text:p>
          </table:table-cell>
          <table:table-cell office:value-type="string">
            <text:p>heaume</text:p>
          </table:table-cell>
          <table:table-cell office:value-type="string">
            <text:p>montagn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ugilat draconique</text:p>
          </table:table-cell>
          <table:table-cell office:value-type="string">
            <text:p>gantelet</text:p>
          </table:table-cell>
          <table:table-cell office:value-type="string">
            <text:p>drago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Apesanteur</text:p>
          </table:table-cell>
          <table:table-cell office:value-type="string">
            <text:p>armure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funts</text:p>
          </table:table-cell>
          <table:table-cell office:value-type="string">
            <text:p>armure</text:p>
          </table:table-cell>
          <table:table-cell office:value-type="string">
            <text:p>mort vivant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Bande de prouesse Mains Nues</text:p>
          </table:table-cell>
          <table:table-cell office:value-type="string">
            <text:p>bracelet</text:p>
          </table:table-cell>
          <table:table-cell office:value-type="string">
            <text:p>monaster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>
          <table:table-cell office:value-type="string">
            <text:p>Bouclier Boomerang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Cartes tranchantes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balete stellai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scalad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lé du guerrier</text:p>
          </table:table-cell>
          <table:table-cell office:value-type="string">
            <text:p>arme</text:p>
          </table:table-cell>
          <table:table-cell office:value-type="string">
            <text:p>social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anteau du voleur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e brise forc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rme de commandement tron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anti magi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Cartes dimensionnelles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Couronne cometes tournoyantes</text:p>
          </table:table-cell>
          <table:table-cell office:value-type="string">
            <text:p>heau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Griffe funes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Heaume de cran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mascarade</text:p>
          </table:table-cell>
          <table:table-cell office:value-type="string">
            <text:p>tatouage</text:p>
          </table:table-cell>
          <table:table-cell office:value-type="string">
            <text:p>monastere</text:p>
          </table:table-cell>
          <table:table-cell office:value-type="string">
            <text:p>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invisibilité</text:p>
          </table:table-cell>
          <table:table-cell office:value-type="string">
            <text:p>anneau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contrôle elementaire</text:p>
          </table:table-cell>
          <table:table-cell office:value-type="string">
            <text:p>anneau</text:p>
          </table:table-cell>
          <table:table-cell office:value-type="string">
            <text:p>Maritim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nvocation djinn</text:p>
          </table:table-cell>
          <table:table-cell office:value-type="string">
            <text:p>anneau</text:p>
          </table:table-cell>
          <table:table-cell office:value-type="string">
            <text:p>desert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feu d'etoiles</text:p>
          </table:table-cell>
          <table:table-cell office:value-type="string">
            <text:p>anneau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feuille morte</text:p>
          </table:table-cell>
          <table:table-cell office:value-type="string">
            <text:p>anneau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rotection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renvoi des sorts</text:p>
          </table:table-cell>
          <table:table-cell office:value-type="string">
            <text:p>anneau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esistance poison</text:p>
          </table:table-cell>
          <table:table-cell office:value-type="string">
            <text:p>anneau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stockage de sorts</text:p>
          </table:table-cell>
          <table:table-cell office:value-type="string">
            <text:p>anneau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épée de lumière lunaire</text:p>
          </table:table-cell>
          <table:table-cell office:value-type="string">
            <text:p>arme</text:p>
          </table:table-cell>
          <table:table-cell office:value-type="string">
            <text:p>ombre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>
          <table:table-cell office:value-type="string">
            <text:p>épée vengeres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javeline de foud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>
          <table:table-cell office:value-type="string">
            <text:p>trident de domination aquatique</text:p>
          </table:table-cell>
          <table:table-cell office:value-type="string">
            <text:p>arme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baton du python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sombre eclat</text:p>
          </table:table-cell>
          <table:table-cell office:value-type="string">
            <text:p>amulette</text:p>
          </table:table-cell>
          <table:table-cell office:value-type="string">
            <text:p>magie</text:p>
          </table:table-cell>
          <table:table-cell office:value-type="string">
            <text:p>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huile d'insaisissabilité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agrandissement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amitié avec les animaux</text:p>
          </table:table-cell>
          <table:table-cell office:value-type="string">
            <text:p>potion</text:p>
          </table:table-cell>
          <table:table-cell office:value-type="string">
            <text:p>voyag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escalade</text:p>
          </table:table-cell>
          <table:table-cell office:value-type="string">
            <text:p>potion</text:p>
          </table:table-cell>
          <table:table-cell office:value-type="string">
            <text:p>montagne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>
          <table:table-cell office:value-type="string">
            <text:p>force de geant des collin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resistance</text:p>
          </table:table-cell>
          <table:table-cell office:value-type="string">
            <text:p>potion</text:p>
          </table:table-cell>
          <table:table-cell office:value-type="string">
            <text:p>elementair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>
          <table:table-cell office:value-type="string">
            <text:p>respiration aquatique</text:p>
          </table:table-cell>
          <table:table-cell office:value-type="string">
            <text:p>potion</text:p>
          </table:table-cell>
          <table:table-cell office:value-type="string">
            <text:p>Maritime</text:p>
          </table:table-cell>
          <table:table-cell office:value-type="string">
            <text:p>peu commun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chandelle des profondeurs</text:p>
          </table:table-cell>
          <table:table-cell office:value-type="string">
            <text:p>objet</text:p>
          </table:table-cell>
          <table:table-cell office:value-type="string">
            <text:p>Maritime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>
          <table:table-cell office:value-type="string">
            <text:p>Diademe de destruction</text:p>
          </table:table-cell>
          <table:table-cell office:value-type="string">
            <text:p>heau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Protection contre le poison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s plans</text:p>
          </table:table-cell>
          <table:table-cell office:value-type="string">
            <text:p>amulette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'invulnerabilité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uir clouté enchanté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bouclier animé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ouclier antiprojectile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ouclier gardesort</text:p>
          </table:table-cell>
          <table:table-cell office:value-type="string">
            <text:p>bouclier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oule de cristal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outeille de l'Efrit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e defense</text:p>
          </table:table-cell>
          <table:table-cell office:value-type="string">
            <text:p>bracel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invisibilité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 l'arachnide</text:p>
          </table:table-cell>
          <table:table-cell office:value-type="string">
            <text:p>cape</text:p>
          </table:table-cell>
          <table:table-cell office:value-type="string">
            <text:p>omb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 vol</text:p>
          </table:table-cell>
          <table:table-cell office:value-type="string">
            <text:p>cape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artes merveilleuses</text:p>
          </table:table-cell>
          <table:table-cell office:value-type="string">
            <text:p>objet</text:p>
          </table:table-cell>
          <table:table-cell office:value-type="string">
            <text:p>social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ierge d'invocation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imeterre de rapidité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llier de perles de prière</text:p>
          </table:table-cell>
          <table:table-cell office:value-type="string">
            <text:p>amulette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r de dévastation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or du valhalla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cube de forc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ube des plans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Délug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lixir de jouvence</text:p>
          </table:table-cell>
          <table:table-cell office:value-type="string">
            <text:p>poti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lixir de santé</text:p>
          </table:table-cell>
          <table:table-cell office:value-type="string">
            <text:p>potion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epée acéré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épée dans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épée de répon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épée mord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épée radieus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épée voleuse de vi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épée vorpal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fer gelé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gardienn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hache du berserke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heaume scintillant</text:p>
          </table:table-cell>
          <table:table-cell office:value-type="string">
            <text:p>heaume</text:p>
          </table:table-cell>
          <table:table-cell office:value-type="string">
            <text:p>ombr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huile d'affutag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Jatte contrôle elem Eau</text:p>
          </table:table-cell>
          <table:table-cell office:value-type="string">
            <text:p>objet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Lame Porte Bonheu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Lamelun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maille effrit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marteau de lancer nain</text:p>
          </table:table-cell>
          <table:table-cell office:value-type="string">
            <text:p>arme</text:p>
          </table:table-cell>
          <table:table-cell office:value-type="string">
            <text:p>Nai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marteau de tonnerre</text:p>
          </table:table-cell>
          <table:table-cell office:value-type="string">
            <text:p>arme</text:p>
          </table:table-cell>
          <table:table-cell office:value-type="string">
            <text:p>elementaire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asse terrifiant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enottes dimensionnelles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iroir d'emprisonnement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noir rasoi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perle de forc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heroism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invisibilité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invulnerabilité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clairvoyance</text:p>
          </table:table-cell>
          <table:table-cell office:value-type="string">
            <text:p>potion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diminution</text:p>
          </table:table-cell>
          <table:table-cell office:value-type="string">
            <text:p>potion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forme gazeuse</text:p>
          </table:table-cell>
          <table:table-cell office:value-type="string">
            <text:p>potion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lecture des pensées</text:p>
          </table:table-cell>
          <table:table-cell office:value-type="string">
            <text:p>potion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vitesse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vitalité</text:p>
          </table:table-cell>
          <table:table-cell office:value-type="string">
            <text:p>poti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de vol</text:p>
          </table:table-cell>
          <table:table-cell office:value-type="string">
            <text:p>potion</text:p>
          </table:table-cell>
          <table:table-cell office:value-type="string">
            <text:p>voyage</text:p>
          </table:table-cell>
          <table:table-cell office:value-type="string">
            <text:p>tres rare</text:p>
          </table:table-cell>
          <table:table-cell table:number-columns-repeated="4"/>
          <table:table-cell office:value-type="string">
            <text:p>tous</text:p>
          </table:table-cell>
          <table:table-cell/>
        </table:table-row>
        <table:table-row table:style-name="ro1" table:visibility="filter">
          <table:table-cell office:value-type="string">
            <text:p>puit des mondes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uit portable</text:p>
          </table:table-cell>
          <table:table-cell office:value-type="string">
            <text:p>objet</text:p>
          </table:table-cell>
          <table:table-cell office:value-type="string">
            <text:p>voyag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robe aux etoiles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robe de l'archimage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robe de vision totale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robe prismatique</text:p>
          </table:table-cell>
          <table:table-cell office:value-type="string">
            <text:p>armure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sac de haricots</text:p>
          </table:table-cell>
          <table:table-cell office:value-type="string">
            <text:p>objet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ac devoreur</text:p>
          </table:table-cell>
          <table:table-cell office:value-type="string">
            <text:p>objet</text:p>
          </table:table-cell>
          <table:table-cell office:value-type="string">
            <text:p>devoreur</text:p>
          </table:table-cell>
          <table:table-cell office:value-type="string">
            <text:p>tres 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carabé de protection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sphere d'annihilition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Submersible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talisman de la sphere</text:p>
          </table:table-cell>
          <table:table-cell office:value-type="string">
            <text:p>amulette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tueuse de dragon</text:p>
          </table:table-cell>
          <table:table-cell office:value-type="string">
            <text:p>arme</text:p>
          </table:table-cell>
          <table:table-cell office:value-type="string">
            <text:p>dragon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tueuse de geant</text:p>
          </table:table-cell>
          <table:table-cell office:value-type="string">
            <text:p>arme</text:p>
          </table:table-cell>
          <table:table-cell office:value-type="string">
            <text:p>montagne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Vague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Vengeresse sacrée</text:p>
          </table:table-cell>
          <table:table-cell office:value-type="string">
            <text:p>arme</text:p>
          </table:table-cell>
          <table:table-cell office:value-type="string">
            <text:p>divin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Voleuse des neuf vies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'Envoutement</text:p>
          </table:table-cell>
          <table:table-cell office:value-type="string">
            <text:p>baton</text:p>
          </table:table-cell>
          <table:table-cell office:value-type="string">
            <text:p>social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e feu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e fletrissement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Baton de givre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e grand essaim</text:p>
          </table:table-cell>
          <table:table-cell office:value-type="string">
            <text:p>baton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e guerison</text:p>
          </table:table-cell>
          <table:table-cell office:value-type="string">
            <text:p>baton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e surpuissance</text:p>
          </table:table-cell>
          <table:table-cell office:value-type="string">
            <text:p>baton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baton de tonnerre et foudre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Baton percussif</text:p>
          </table:table-cell>
          <table:table-cell office:value-type="string">
            <text:p>baton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methyste magnetique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Sanctuaire</text:p>
          </table:table-cell>
          <table:table-cell office:value-type="string">
            <text:p>amulett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ncorde</text:p>
          </table:table-cell>
          <table:table-cell office:value-type="string">
            <text:p>anneau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resolution des casses tete</text:p>
          </table:table-cell>
          <table:table-cell office:value-type="string">
            <text:p>anneau</text:p>
          </table:table-cell>
          <table:table-cell office:value-type="string">
            <text:p>exploration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Annihilateur topaz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c des mélodies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Grumble</text:p>
          </table:table-cell>
          <table:table-cell/>
        </table:table-row>
        <table:table-row table:style-name="ro1" table:visibility="filter">
          <table:table-cell office:value-type="string">
            <text:p>arc incendai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c long de l'atre reparateu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c lunaire scintill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de l'ame perdu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de preservation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armure de spores fongiques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>
          <table:table-cell office:value-type="string">
            <text:p>armure des defunts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du zephyr</text:p>
          </table:table-cell>
          <table:table-cell office:value-type="string">
            <text:p>armure</text:p>
          </table:table-cell>
          <table:table-cell office:value-type="string">
            <text:p>elementai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forgée par les fées</text:p>
          </table:table-cell>
          <table:table-cell office:value-type="string">
            <text:p>armure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forgée par les ombres</text:p>
          </table:table-cell>
          <table:table-cell office:value-type="string">
            <text:p>armure</text:p>
          </table:table-cell>
          <table:table-cell office:value-type="string">
            <text:p>omb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armure mecanique</text:p>
          </table:table-cell>
          <table:table-cell office:value-type="string">
            <text:p>armure</text:p>
          </table:table-cell>
          <table:table-cell office:value-type="string">
            <text:p>Nain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des collines enracinées</text:p>
          </table:table-cell>
          <table:table-cell office:value-type="string">
            <text:p>baton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aton soleil</text:p>
          </table:table-cell>
          <table:table-cell office:value-type="string">
            <text:p>baton</text:p>
          </table:table-cell>
          <table:table-cell office:value-type="string">
            <text:p>Druide nature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acabadabra</text:p>
          </table:table-cell>
          <table:table-cell/>
        </table:table-row>
        <table:table-row table:style-name="ro1" table:visibility="filter">
          <table:table-cell office:value-type="string">
            <text:p>du bourlingueur</text:p>
          </table:table-cell>
          <table:table-cell office:value-type="string">
            <text:p>bottes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bouclier de la tortue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ouclier de saphir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Bouclier du cuirassé ardent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artes des oracles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artes du marchan de destin</text:p>
          </table:table-cell>
          <table:table-cell office:value-type="string">
            <text:p>objet</text:p>
          </table:table-cell>
          <table:table-cell office:value-type="string">
            <text:p>divi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ceinturon en peau de dragon</text:p>
          </table:table-cell>
          <table:table-cell office:value-type="string">
            <text:p>ceinture</text:p>
          </table:table-cell>
          <table:table-cell office:value-type="string">
            <text:p>drago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ouronne de la hargne</text:p>
          </table:table-cell>
          <table:table-cell office:value-type="string">
            <text:p>heau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3"/>
          <table:table-cell office:value-type="string">
            <text:p>Nei</text:p>
          </table:table-cell>
          <table:table-cell/>
        </table:table-row>
        <table:table-row table:style-name="ro1" table:visibility="filter">
          <table:table-cell office:value-type="string">
            <text:p>Crache-tonnerre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ri du faucheur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uirasse de brisepierre</text:p>
          </table:table-cell>
          <table:table-cell office:value-type="string">
            <text:p>armure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estructeur resplendiss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gide d'Euryale</text:p>
          </table:table-cell>
          <table:table-cell office:value-type="string">
            <text:p>objet</text:p>
          </table:table-cell>
          <table:table-cell office:value-type="string">
            <text:p>combat divers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Epee des plans</text:p>
          </table:table-cell>
          <table:table-cell office:value-type="string">
            <text:p>arme</text:p>
          </table:table-cell>
          <table:table-cell office:value-type="string">
            <text:p>magie</text:p>
          </table:table-cell>
          <table:table-cell office:value-type="string">
            <text:p>legendai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Fleau de Tiamat</text:p>
          </table:table-cell>
          <table:table-cell office:value-type="string">
            <text:p>arme</text:p>
          </table:table-cell>
          <table:table-cell office:value-type="string">
            <text:p>dragon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leau ruineux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Fouet d'immolation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Fouet saisiss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rare</text:p>
          </table:table-cell>
          <table:table-cell table:number-columns-repeated="6"/>
        </table:table-row>
        <table:table-row table:style-name="ro1">
          <table:table-cell office:value-type="string">
            <text:p>Fronde tombeuse de geant</text:p>
          </table:table-cell>
          <table:table-cell office:value-type="string">
            <text:p>arme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jambieres hurlantes</text:p>
          </table:table-cell>
          <table:table-cell office:value-type="string">
            <text:p>objet</text:p>
          </table:table-cell>
          <table:table-cell office:value-type="string">
            <text:p>exploration</text:p>
          </table:table-cell>
          <table:table-cell office:value-type="string">
            <text:p>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transporteur telescopique</text:p>
          </table:table-cell>
          <table:table-cell office:value-type="string">
            <text:p>objet</text:p>
          </table:table-cell>
          <table:table-cell office:value-type="string">
            <text:p>moyen de deplacement</text:p>
          </table:table-cell>
          <table:table-cell office:value-type="string">
            <text:p>legendair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trident invocateur de marée</text:p>
          </table:table-cell>
          <table:table-cell office:value-type="string">
            <text:p>arme</text:p>
          </table:table-cell>
          <table:table-cell office:value-type="string">
            <text:p>Maritime</text:p>
          </table:table-cell>
          <table:table-cell office:value-type="string">
            <text:p>tres rare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Bague tentaculaire de l'Oeil</text:p>
          </table:table-cell>
          <table:table-cell office:value-type="string">
            <text:p>anneau</text:p>
          </table:table-cell>
          <table:table-cell office:value-type="string">
            <text:p>En dessous Pydemian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table:number-columns-repeated="5"/>
        </table:table-row>
        <table:table-row table:style-name="ro1">
          <table:table-cell office:value-type="string">
            <text:p>Bouclier Sentinelle</text:p>
          </table:table-cell>
          <table:table-cell office:value-type="string">
            <text:p>bouclier</text:p>
          </table:table-cell>
          <table:table-cell office:value-type="string">
            <text:p>combat divers</text:p>
          </table:table-cell>
          <table:table-cell office:value-type="string">
            <text:p>peu commu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mécanique</text:p>
          </table:table-cell>
          <table:table-cell office:value-type="string">
            <text:p>bracelet</text:p>
          </table:table-cell>
          <table:table-cell office:value-type="string">
            <text:p>combat divers</text:p>
          </table:table-cell>
          <table:table-cell office:value-type="string">
            <text:p>commun</text:p>
          </table:table-cell>
          <table:table-cell table:number-columns-repeated="6"/>
        </table:table-row>
        <table:table-row table:style-name="ro1">
          <table:table-cell office:value-type="string">
            <text:p>pierre porte bonheur</text:p>
          </table:table-cell>
          <table:table-cell office:value-type="string">
            <text:p>objet</text:p>
          </table:table-cell>
          <table:table-cell office:value-type="string">
            <text:p>magie</text:p>
          </table:table-cell>
          <table:table-cell office:value-type="string">
            <text:p>peu commun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string">
            <text:p>Cadeau de Kalepo</text:p>
          </table:table-cell>
          <table:table-cell office:value-type="float" office:value="1">
            <text:p>1</text:p>
          </table:table-cell>
          <table:table-cell office:value-type="string">
            <text:p>LeNain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Feuille1.A1:Feuille1.G109" table:display-filter-buttons="true"/>
        <table:database-range table:name="__Anonymous_Sheet_DB__2" table:target-range-address="Feuille1.A1:Feuille1.I309" table:display-filter-buttons="true">
          <table:filter>
            <table:filter-condition table:field-number="3" table:value="peu commu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28/10/2024</text:date>, <text:time>13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4T11:36:48.74</meta:creation-date>
    <dc:date>2024-10-28T13:51:20.13</dc:date>
    <meta:editing-duration>PT19H3M4S</meta:editing-duration>
    <meta:editing-cycles>179</meta:editing-cycles>
    <meta:generator>OpenOffice/4.1.7$Win32 OpenOffice.org_project/417m1$Build-9800</meta:generator>
    <meta:document-statistic meta:table-count="3" meta:cell-count="1454" meta:object-count="0"/>
  </office:meta>
</office:document-meta>
</file>